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100000390699AE5B145602425.png" manifest:media-type="image/png"/>
  <manifest:file-entry manifest:full-path="Pictures/100000010000025F0000036E69B1BA1DDF2423FF.png" manifest:media-type="image/png"/>
  <manifest:file-entry manifest:full-path="Pictures/1000000100000265000003728DCD65348EDDF359.png" manifest:media-type="image/png"/>
  <manifest:file-entry manifest:full-path="Pictures/100000010000025E000003698414B5846A8639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7012" officeooo:paragraph-rsid="000e7012" style:font-size-asian="20pt" style:font-size-complex="20pt"/>
    </style:style>
    <style:style style:name="P2" style:family="paragraph" style:parent-style-name="Standard">
      <style:text-properties fo:font-size="20pt" officeooo:rsid="000e7012" officeooo:paragraph-rsid="000e7012" style:font-size-asian="20pt" style:font-size-complex="20pt"/>
    </style:style>
    <style:style style:name="P3" style:family="paragraph" style:parent-style-name="Standard">
      <style:paragraph-properties fo:break-before="page"/>
      <style:text-properties fo:font-size="20pt" officeooo:rsid="000e7012" officeooo:paragraph-rsid="000e7012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982cm" svg:y="-0.624cm" svg:width="18.459cm" svg:height="26.263cm" draw:z-index="0"><draw:image xlink:href="Pictures/100000010000028100000390699AE5B145602425.png" xlink:type="simple" xlink:show="embed" xlink:actuate="onLoad" draw:mime-type="image/png"/></draw:frame></text:p>
      <text:p text:style-name="P2"><draw:frame draw:style-name="fr1" draw:name="Image2" text:anchor-type="char" svg:x="-1.337cm" svg:y="-1.411cm" svg:width="19.491cm" svg:height="28.192cm" draw:z-index="1"><draw:image xlink:href="Pictures/100000010000025F0000036E69B1BA1DDF2423FF.png" xlink:type="simple" xlink:show="embed" xlink:actuate="onLoad" draw:mime-type="image/png"/></draw:frame><text:soft-page-break/></text:p>
      <text:p text:style-name="P3"><draw:frame draw:style-name="fr1" draw:name="Image3" text:anchor-type="char" svg:x="-0.758cm" svg:y="-1.492cm" svg:width="18.63cm" svg:height="26.839cm" draw:z-index="2"><draw:image xlink:href="Pictures/100000010000025E000003698414B5846A86392A.png" xlink:type="simple" xlink:show="embed" xlink:actuate="onLoad" draw:mime-type="image/png"/></draw:frame></text:p>
      <text:p text:style-name="P3"><draw:frame draw:style-name="fr1" draw:name="Image4" text:anchor-type="char" svg:x="-0.711cm" svg:y="-0.79cm" svg:width="18.075cm" svg:height="26.007cm" draw:z-index="3"><draw:image xlink:href="Pictures/1000000100000265000003728DCD65348EDDF3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2:16:19.059000000</meta:creation-date>
    <dc:date>2025-04-11T12:23:07.987000000</dc:date>
    <meta:editing-duration>PT5M13S</meta:editing-duration>
    <meta:editing-cycles>8</meta:editing-cycles>
    <meta:generator>LibreOffice/7.4.3.2$Windows_X86_64 LibreOffice_project/1048a8393ae2eeec98dff31b5c133c5f1d08b890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